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1"/>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Bibliography_20_1">
      <style:paragraph-properties>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XQuery / XPath with full text extensions<text:tab/>2</text:p>
          <text:p text:style-name="P10">General<text:tab/>2</text:p>
          <text:p text:style-name="P10">Xpath / path expressions<text:tab/>2</text:p>
          <text:p text:style-name="P10">FLWOR<text:tab/>2</text:p>
          <text:p text:style-name="P10">Full text extensions<text:tab/>3</text:p>
        </text:index-body>
      </text:table-of-content>
      <text:h text:style-name="Heading_20_1" text:outline-level="1"/>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C03" text:bibliography-type="www" text:author="W3C" text:publisher="Refsnes Data" text:title="W3 Schools XPath Tutorial" text:year="2007" text:url="http://www.w3schools.com/xpath/">[W3C03]</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2">For – imperative for-loop for iterating over tuples</text:p>
        </text:list-item>
        <text:list-item>
          <text:p text:style-name="P2">Let – assignment of tuples to variables</text:p>
        </text:list-item>
        <text:list-item>
          <text:p text:style-name="P2">Where – conditional filtering of tuples</text:p>
        </text:list-item>
        <text:list-item>
          <text:p text:style-name="P2">Order by – ordering of the resulting tuples</text:p>
        </text:list-item>
        <text:list-item>
          <text:p text:style-name="P2">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6">A new and essential expression, FTContainsExpr, as well as new operators such as FTOr and FTAnd</text:p>
        </text:list-item>
        <text:list-item>
          <text:p text:style-name="P6">The addition of score variables to FLWOR expressions, for keeping track of search result scores as known from most modern search engines</text:p>
        </text:list-item>
        <text:list-item>
          <text:p text:style-name="P6">Static context declarations for full-text match options to the query prologue</text:p>
        </text:list-item>
      </text:list>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11">W3C00: W3C, XQuery 1.0 Specification, 2007, http://www.w3.org/TR/xquery/</text:p>
          <text:p text:style-name="P11">W3C01: W3C, XML Path Language (XPath) 2.0 Specification, 2007, http://www.w3.org/TR/xpath20/</text:p>
          <text:p text:style-name="P11">W3C03: W3C, W3 Schools XPath Tutorial, 2007, http://www.w3schools.com/xpath/</text:p>
          <text:p text:style-name="P11">STYL00: Stylus Studio, Stylus Studio XQuery Tutorials, 2007, http://www.stylusstudio.com/tutorials/xquery_tutorials.html</text:p>
          <text:p text:style-name="P11">W3C02: W3C, XQuery 1.0 and XPath 2.0 Full-Text 1.0, 2007, http://www.w3.org/TR/xquery-full-text/</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12T15:51:03</dc:date>
    <dc:language>en-US</dc:language>
    <meta:editing-cycles>58</meta:editing-cycles>
    <meta:editing-duration>PT3H16M45S</meta:editing-duration>
    <meta:user-defined meta:name="Info 1"/>
    <meta:user-defined meta:name="Info 2"/>
    <meta:user-defined meta:name="Info 3"/>
    <meta:user-defined meta:name="Info 4"/>
    <meta:document-statistic meta:table-count="0" meta:image-count="0" meta:object-count="0" meta:page-count="3" meta:paragraph-count="39" meta:word-count="504" meta:character-count="3187"/>
  </office:meta>
</office:document-meta>
</file>